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6.455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D$22] = #nazwa?[.D$17])" style:apply-style-name="Urgent" style:base-cell-address="Arkusz1.A12"/>
    </style:style>
    <style:style style:name="ce2" style:family="table-cell" style:parent-style-name="Default">
      <style:table-cell-properties fo:background-color="#4c4c4c"/>
      <style:text-properties fo:color="#ffffff" fo:language="en" fo:country="US"/>
      <style:map style:condition="is-true-formula([$Arkusz1.$D$22] = #nazwa?[.D$17])" style:apply-style-name="Urgent" style:base-cell-address="Arkusz1.A12"/>
    </style:style>
    <style:style style:name="ce3" style:family="table-cell" style:parent-style-name="Default">
      <style:text-properties fo:language="en" fo:country="US" fo:font-weight="bold" style:font-weight-asian="bold" style:font-weight-complex="bold"/>
      <style:map style:condition="is-true-formula([$Arkusz1.$D$22] = #nazwa?[.D$17])" style:apply-style-name="Urgent" style:base-cell-address="Arkusz1.A12"/>
    </style:style>
    <style:style style:name="ce4" style:family="table-cell" style:parent-style-name="Default">
      <style:text-properties fo:language="en" fo:country="US"/>
      <style:map style:condition="is-true-formula([$Arkusz1.$D$22] = #nazwa?[.D$17])" style:apply-style-name="Urgent" style:base-cell-address="Arkusz1.A12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language="en" fo:country="US"/>
      <style:map style:condition="is-true-formula([$Arkusz1.$D$22] = #nazwa?[.D$17])" style:apply-style-name="Urgent" style:base-cell-address="Arkusz1.A12"/>
    </style:style>
    <style:style style:name="ce8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D$22] = #nazwa?[.D$17])" style:apply-style-name="Urgent" style:base-cell-address="Arkusz1.A12"/>
    </style:style>
    <style:style style:name="ce9" style:family="table-cell" style:parent-style-name="Urgent">
      <style:table-cell-properties fo:background-color="transparent"/>
      <style:map style:condition="is-true-formula([$Arkusz1.$D$22] = #nazwa?[.D$17])" style:apply-style-name="Urgent" style:base-cell-address="Arkusz1.A13"/>
    </style:style>
    <style:style style:name="ce10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D$22] = #nazwa?[.D$17])" style:apply-style-name="Urgent" style:base-cell-address="Arkusz1.A12"/>
    </style:style>
    <style:style style:name="ce11" style:family="table-cell" style:parent-style-name="Default">
      <style:text-properties fo:language="en" fo:country="US"/>
    </style:style>
    <style:style style:name="ce12" style:family="table-cell" style:parent-style-name="Default">
      <style:table-cell-properties fo:background-color="#4c4c4c"/>
      <style:text-properties fo:color="#ffffff" fo:language="en" fo:country="US"/>
    </style:style>
    <style:style style:name="ce13" style:family="table-cell" style:parent-style-name="Default" style:data-style-name="N36">
      <style:text-properties fo:language="en" fo:country="US"/>
    </style:style>
    <style:style style:name="ce14" style:family="table-cell" style:parent-style-name="Default" style:data-style-name="N36"/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D$22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D$22]" style:apply-style-name="Urgent" style:base-cell-address="Arkusz1.D12"/>
    </style:style>
    <style:style style:name="ce17" style:family="table-cell" style:parent-style-name="Default">
      <style:map style:condition="cell-content()=[$Arkusz1.$D$22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D$22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6"/>
        <table:table-column table:style-name="co7" table:number-columns-repeated="1015" table:default-cell-style-name="ce11"/>
        <table:table-row table:style-name="ro1">
          <table:table-cell table:style-name="ce1" office:value-type="string">
            <text:p>Group</text:p>
          </table:table-cell>
          <table:table-cell table:style-name="ce2" office:value-type="string">
            <text:p>Feature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Version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Importance</text:p>
          </table:table-cell>
          <table:table-cell table:style-name="ce12" office:value-type="string">
            <text:p>Outstanding</text:p>
          </table:table-cell>
          <table:table-cell table:style-name="ce15" office:value-type="string">
            <text:p>References</text:p>
          </table:table-cell>
          <table:table-cell table:style-name="ce12" office:value-type="string">
            <text:p>Effort [days]</text:p>
          </table:table-cell>
          <table:table-cell table:style-name="ce12" table:number-columns-repeated="1014"/>
        </table:table-row>
        <table:table-row table:style-name="ro1" table:visibility="filter">
          <table:table-cell/>
          <table:table-cell table:style-name="ce3" office:value-type="string">
            <text:p>+Layou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Layout</text:p>
          </table:table-cell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2" table:visibility="filter">
          <table:table-cell/>
          <table:table-cell table:style-name="ce5" office:value-type="string">
            <text:p>+Zones</text:p>
          </table:table-cell>
          <table:table-cell table:style-name="Default" table:number-columns-repeated="2"/>
          <table:table-cell/>
          <table:table-cell table:style-name="Default" table:number-columns-repeated="1018"/>
        </table:table-row>
        <table:table-row table:style-name="ro2" table:visibility="filter">
          <table:table-cell office:value-type="string">
            <text:p>Zones</text:p>
          </table:table-cell>
          <table:table-cell table:style-name="ce6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 table:visibility="filter">
          <table:table-cell office:value-type="string">
            <text:p>Zones</text:p>
          </table:table-cell>
          <table:table-cell table:style-name="ce7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Zones</text:p>
          </table:table-cell>
          <table:table-cell table:style-name="ce8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3" office:value-type="string">
            <text:p>+Selection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Selection</text:p>
          </table:table-cell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election</text:p>
          </table:table-cell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election</text:p>
          </table:table-cell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election</text:p>
          </table:table-cell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election</text:p>
          </table:table-cell>
          <table:table-cell table:style-name="ce9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 table:visibility="filter">
          <table:table-cell/>
          <table:table-cell table:style-name="ce3" office:value-type="string">
            <text:p>+Resize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Resize</text:p>
          </table:table-cell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Resize</text:p>
          </table:table-cell>
          <table:table-cell table:style-name="ce7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3" office:value-type="string">
            <text:p>+Move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Move</text:p>
          </table:table-cell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3" office:value-type="string">
            <text:p>+Hide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Hide</text:p>
          </table:table-cell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ide</text:p>
          </table:table-cell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ide</text:p>
          </table:table-cell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ide</text:p>
          </table:table-cell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Hide</text:p>
          </table:table-cell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3" office:value-type="string">
            <text:p>+Group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Group</text:p>
          </table:table-cell>
          <table:table-cell office:value-type="string">
            <text:p>TreeTable</text:p>
          </table:table-cell>
          <table:table-cell office:value-type="string">
            <text:p>A column may display a tree like structure of the row axis items</text:p>
          </table:table-cell>
          <table:table-cell table:style-name="ce13" office:value-type="string">
            <text:p>&gt;1</text:p>
          </table:table-cell>
          <table:table-cell office:value-type="string">
            <text:p>enterprise</text:p>
          </table:table-cell>
          <table:table-cell office:value-type="string">
            <text:p>high</text:p>
          </table:table-cell>
          <table:table-cell/>
          <table:table-cell table:style-name="ce18"/>
          <table:table-cell table:number-columns-repeated="1015"/>
        </table:table-row>
        <table:table-row table:style-name="ro1">
          <table:table-cell office:value-type="string">
            <text:p>Group</text:p>
          </table:table-cell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3" office:value-type="string">
            <text:p>0.7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/>
          <table:table-cell table:style-name="ce18"/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Group</text:p>
          </table:table-cell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3" office:value-type="string">
            <text:p>0.7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/>
          <table:table-cell table:style-name="ce18"/>
          <table:table-cell table:number-columns-repeated="1015"/>
        </table:table-row>
        <table:table-row table:style-name="ro1">
          <table:table-cell office:value-type="string">
            <text:p>Group</text:p>
          </table:table-cell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3" office:value-type="string">
            <text:p>0.7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table:style-name="ce18"/>
          <table:table-cell table:number-columns-repeated="1015"/>
        </table:table-row>
        <table:table-row table:style-name="ro1" table:visibility="filter">
          <table:table-cell/>
          <table:table-cell table:style-name="ce3" office:value-type="string">
            <text:p>+Scroll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Scroll</text:p>
          </table:table-cell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croll</text:p>
          </table:table-cell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6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Scroll</text:p>
          </table:table-cell>
          <table:table-cell office:value-type="string">
            <text:p>Scroll to given item</text:p>
          </table:table-cell>
          <table:table-cell/>
          <table:table-cell office:value-type="string">
            <text:p>0.6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croll</text:p>
          </table:table-cell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Scroll</text:p>
          </table:table-cell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croll</text:p>
          </table:table-cell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3" office:value-type="string">
            <text:p>1.+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/>
          <table:table-cell table:style-name="ce18"/>
          <table:table-cell table:number-columns-repeated="1015"/>
        </table:table-row>
        <table:table-row table:style-name="ro1" table:visibility="filter">
          <table:table-cell office:value-type="string">
            <text:p>Scroll</text:p>
          </table:table-cell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table:style-name="ce18" office:value-type="string">
            <text:p>Snippet_0201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Scroll</text:p>
          </table:table-cell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8" office:value-type="string">
            <text:p>Snippet_0201</text:p>
          </table:table-cell>
          <table:table-cell table:number-columns-repeated="1015"/>
        </table:table-row>
        <table:table-row table:style-name="ro1" table:visibility="filter">
          <table:table-cell/>
          <table:table-cell table:style-name="ce10" office:value-type="string">
            <text:p>+Paint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Paint</text:p>
          </table:table-cell>
          <table:table-cell table:style-name="ce11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aint</text:p>
          </table:table-cell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aint</text:p>
          </table:table-cell>
          <table:table-cell table:style-name="ce11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3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Paint</text:p>
          </table:table-cell>
          <table:table-cell table:style-name="ce11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4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office:value-type="string">
            <text:p>Paint</text:p>
          </table:table-cell>
          <table:table-cell table:style-name="ce11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later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aint</text:p>
          </table:table-cell>
          <table:table-cell table:style-name="ce11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Paint</text:p>
          </table:table-cell>
          <table:table-cell table:style-name="ce8" office:value-type="string">
            <text:p>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 office:value-type="string">
            <text:p>0.5</text:p>
          </table:table-cell>
          <table:table-cell table:number-columns-repeated="1019"/>
        </table:table-row>
        <table:table-row table:style-name="ro1">
          <table:table-cell office:value-type="string">
            <text:p>Paint</text:p>
          </table:table-cell>
          <table:table-cell table:style-name="ce8" office:value-type="string">
            <text:p>Cell style</text:p>
          </table:table-cell>
          <table:table-cell office:value-type="string">
            <text:p>Assignment of styles to individual cells</text:p>
          </table:table-cell>
          <table:table-cell table:style-name="Default" office:value-type="string">
            <text:p>later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Paint</text:p>
          </table:table-cell>
          <table:table-cell table:style-name="ce8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4" office:value-type="string">
            <text:p>later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Paint</text:p>
          </table:table-cell>
          <table:table-cell table:style-name="ce8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later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10" office:value-type="string">
            <text:p>+Data</text:p>
          </table:table-cell>
          <table:table-cell/>
          <table:table-cell table:style-name="Default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Filtering</text:p>
          </table:table-cell>
          <table:table-cell office:value-type="string">
            <text:p>Filtering can be implemented by simply taking data to paint from a reduced collection of items.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3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Sorting</text:p>
          </table:table-cell>
          <table:table-cell office:value-type="string">
            <text:p>Sorting marker can be displayed using painter method and sorting cen be triggered by the header zone event listener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5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Add/remove items</text:p>
          </table:table-cell>
          <table:table-cell office:value-type="string">
            <text:p>Adding or removing items in the model is reflected in the matrix</text:p>
          </table:table-cell>
          <table:table-cell table:style-name="Default"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04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10" office:value-type="string">
            <text:p>+Gestures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Command binding</text:p>
          </table:table-cell>
          <table:table-cell table:style-name="ce8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Cells traversing</text:p>
          </table:table-cell>
          <table:table-cell table:style-name="ce8" office:value-type="string">
            <text:p>Cells can be traversed with the (Shifr+) Tab and Enter keys.</text:p>
          </table:table-cell>
          <table:table-cell office:value-type="string">
            <text:p>0.3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/>
          <table:table-cell office:value-type="string">
            <text:p>Snippet_0456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SelectionEvent</text:p>
          </table:table-cell>
          <table:table-cell table:style-name="ce8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Data</text:p>
          </table:table-cell>
          <table:table-cell table:style-name="ce8" office:value-type="string">
            <text:p>ControlEvent</text:p>
          </table:table-cell>
          <table:table-cell table:style-name="ce8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 table:visibility="filter">
          <table:table-cell/>
          <table:table-cell table:style-name="ce3" office:value-type="string">
            <text:p>+Edit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Text, combo, date/time</text:p>
          </table:table-cell>
          <table:table-cell office:value-type="string">
            <text:p>Allow changing the value of a cell using standard SWT controls as pop-ups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404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Custom cell editors</text:p>
          </table:table-cell>
          <table:table-cell office:value-type="string">
            <text:p>Any instance of the Control class descendants can work as a cell editor.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405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Embedded native controls</text:p>
          </table:table-cell>
          <table:table-cell office:value-type="string">
            <text:p>Check buttons or other controls constantly embedded in the cell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02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Checkbox emulation</text:p>
          </table:table-cell>
          <table:table-cell office:value-type="string">
            <text:p>For bettern performance then lots of native controls. Support for custom OS themes.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403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In-place inserting</text:p>
          </table:table-cell>
          <table:table-cell office:value-type="string">
            <text:p>Seperate edit zone to insert new rows</text:p>
          </table:table-cell>
          <table:table-cell office:value-type="string">
            <text:p>0.3</text:p>
          </table:table-cell>
          <table:table-cell office:value-type="string">
            <text:p>standard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10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Editor activation by typing</text:p>
          </table:table-cell>
          <table:table-cell office:value-type="string">
            <text:p>Editor is activated by typing of printable characters. This can be disabled by unbinding of the CMD_EDIT_ACTIVATE from PRINTABLE_CHARS custom event code.</text:p>
          </table:table-cell>
          <table:table-cell office:value-type="string">
            <text:p>0.3</text:p>
          </table:table-cell>
          <table:table-cell office:value-type="string">
            <text:p>standard</text:p>
          </table:table-cell>
          <table:table-cell office:value-type="string">
            <text:p>middle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Edit</text:p>
          </table:table-cell>
          <table:table-cell office:value-type="string">
            <text:p>Full control over editor activation </text:p>
          </table:table-cell>
          <table:table-cell office:value-type="string">
            <text:p>The editor activation command can be simply bound to any key or mouse event.</text:p>
          </table:table-cell>
          <table:table-cell office:value-type="string">
            <text:p>0.3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450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Edit</text:p>
          </table:table-cell>
          <table:table-cell table:style-name="ce11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/>
          <table:table-cell office:value-type="string">
            <text:p>Snippet_0490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Edit</text:p>
          </table:table-cell>
          <table:table-cell table:style-name="ce11" office:value-type="string">
            <text:p>Delete</text:p>
          </table:table-cell>
          <table:table-cell office:value-type="string">
            <text:p>Delete a cell value</text:p>
          </table:table-cell>
          <table:table-cell office:value-type="string">
            <text:p>0.2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3" office:value-type="string">
            <text:p>+Other</text:p>
          </table:table-cell>
          <table:table-cell table:number-columns-repeated="2"/>
          <table:table-cell office:value-type="string">
            <text:p>standard</text:p>
          </table:table-cell>
          <table:table-cell table:number-columns-repeated="1018"/>
        </table:table-row>
        <table:table-row table:style-name="ro1">
          <table:table-cell office:value-type="string">
            <text:p>Other</text:p>
          </table:table-cell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standard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Testing</text:p>
          </table:table-cell>
          <table:table-cell table:number-columns-repeated="1022"/>
        </table:table-row>
        <table:table-row table:style-name="ro2">
          <table:table-cell office:value-type="string">
            <text:p>Docs</text:p>
          </table:table-cell>
          <table:table-cell table:number-columns-repeated="1022"/>
        </table:table-row>
        <table:table-row table:style-name="ro2" table:number-rows-repeated="65436">
          <table:table-cell table:number-columns-repeated="1023"/>
        </table:table-row>
        <table:table-row table:style-name="ro2">
          <table:table-cell table:number-columns-repeated="1023"/>
        </table:table-row>
      </table:table>
      <table:database-ranges>
        <table:database-range table:target-range-address="Arkusz1.B1:Arkusz1.G96" table:display-filter-buttons="true">
          <table:filter>
            <table:filter-condition table:field-number="2" table:value="0.5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15.02.2012</text:date>, <text:time>07:49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2-02-15T07:49:04.25</dc:date>
    <dc:creator>Jacek Kołodziejczyk</dc:creator>
    <meta:editing-duration>PT51H02M07S</meta:editing-duration>
    <meta:editing-cycles>50</meta:editing-cycles>
    <meta:document-statistic meta:table-count="1" meta:cell-count="566" meta:object-count="0"/>
  </office:meta>
</office:document-meta>
</file>